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, 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5.774cm" table:align="left"/>
    </style:style>
    <style:style style:name="表格1.A" style:family="table-column">
      <style:table-column-properties style:column-width="1.713cm"/>
    </style:style>
    <style:style style:name="表格1.C" style:family="table-column">
      <style:table-column-properties style:column-width="12.349cm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353cm" style:contextual-spacing="false" style:line-height-at-least="0.423cm" fo:text-align="justify" style:justify-single-word="false" fo:text-indent="0cm" style:auto-text-indent="false"/>
      <style:text-properties fo:color="#000000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>
      <style:paragraph-properties fo:margin-left="1cm" fo:margin-right="1cm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1cm" fo:margin-right="1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2pt"/>
    </style:style>
    <style:style style:name="P17" style:family="paragraph" style:parent-style-name="Text_20_body">
      <style:paragraph-properties fo:margin-left="1cm" fo:margin-right="1cm" fo:margin-top="0cm" fo:margin-bottom="0cm" style:contextual-spacing="false" fo:text-align="start" style:justify-single-word="false" fo:text-indent="0cm" style:auto-text-indent="false"/>
      <style:text-properties fo:color="#000000"/>
    </style:style>
    <style:style style:name="P18" style:family="paragraph" style:parent-style-name="Text_20_body">
      <style:paragraph-properties fo:margin-left="1cm" fo:margin-right="1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ff" fo:font-size="12pt"/>
    </style:style>
    <style:style style:name="T3" style:family="text">
      <style:text-properties fo:color="#3366ff" style:font-size-asian="12pt"/>
    </style:style>
    <style:style style:name="T4" style:family="text">
      <style:text-properties fo:font-size="12pt"/>
    </style:style>
    <style:style style:name="T5" style:family="text">
      <style:text-properties fo:font-size="12pt" fo:language="none" fo:country="none"/>
    </style:style>
    <style:style style:name="T6" style:family="text">
      <style:text-properties style:font-size-asian="12pt"/>
    </style:style>
    <style:style style:name="T7" style:family="text">
      <style:text-properties style:font-name-asian="Times New Roman" style:font-size-asian="12pt"/>
    </style:style>
    <style:style style:name="T8" style:family="text">
      <style:text-properties style:font-name-asian="Times New Roman" style:font-size-asian="9.75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/>
    </style:style>
    <style:style style:name="T11" style:family="text">
      <style:text-properties style:font-name="Times New Roman" fo:font-size="9.75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/>
    </style:style>
    <style:style style:name="T14" style:family="text">
      <style:text-properties fo:color="#000000" style:font-name="Times New Roman" fo:font-size="12pt"/>
    </style:style>
    <style:style style:name="T15" style:family="text">
      <style:text-properties fo:color="#000000" style:font-name-asian="Times New Roman" style:font-size-asian="12pt"/>
    </style:style>
    <style:style style:name="T16" style:family="text">
      <style:text-properties fo:color="#000000" fo:font-size="12pt"/>
    </style:style>
    <style:style style:name="T17" style:family="text">
      <style:text-properties fo:color="#000000" style:font-size-asian="12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/>
    </style:style>
    <style:style style:name="T20" style:family="text">
      <style:text-properties fo:color="#ff0000" style:font-name="Times New Roman" fo:font-size="12pt"/>
    </style:style>
    <style:style style:name="T21" style:family="text">
      <style:text-properties fo:color="#ff0000" fo:font-size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cb_post_title_url"/><text:a xlink:type="simple" xlink:href="http://www.cnblogs.com/yuxc/archive/2012/06/28/2568584.html"><text:span text:style-name="T1">深入云存储系统Swift核心组件：Ring数据结构及构建、重平衡操作</text:span></text:a></text:h>
      <text:p text:style-name="P6"><text:span text:style-name="T6">在上一篇</text:span><text:a xlink:type="simple" xlink:href="http://www.cnblogs.com/yuxc/archive/2012/06/22/2558312.html"><text:span text:style-name="Strong_20_Emphasis"><text:span text:style-name="T3">深入云存储系统</text:span></text:span></text:a><text:a xlink:type="simple" xlink:href="http://www.cnblogs.com/yuxc/archive/2012/06/22/2558312.html"><text:span text:style-name="Strong_20_Emphasis"><text:span text:style-name="T2">Swift</text:span></text:span></text:a><text:a xlink:type="simple" xlink:href="http://www.cnblogs.com/yuxc/archive/2012/06/22/2558312.html"><text:span text:style-name="Strong_20_Emphasis"><text:span text:style-name="T3">核心组件：</text:span></text:span></text:a><text:a xlink:type="simple" xlink:href="http://www.cnblogs.com/yuxc/archive/2012/06/22/2558312.html"><text:span text:style-name="Strong_20_Emphasis"><text:span text:style-name="T2">Ring</text:span></text:span></text:a><text:a xlink:type="simple" xlink:href="http://www.cnblogs.com/yuxc/archive/2012/06/22/2558312.html"><text:span text:style-name="Strong_20_Emphasis"><text:span text:style-name="T3">实现原理剖析</text:span></text:span></text:a><text:span text:style-name="T6">中，我们分析了</text:span><text:span text:style-name="T4">Ring</text:span><text:span text:style-name="T6">的设计原理，深入探讨了</text:span><text:span text:style-name="T5">Swift</text:span><text:span text:style-name="T6">如何通过</text:span><text:span text:style-name="T5">Ring</text:span><text:span text:style-name="T6">组件来实现冗余的、可扩展的目的。本文旨在分析在实际</text:span><text:span text:style-name="T4">swift</text:span><text:span text:style-name="T6">的运行中，如何来构建</text:span><text:span text:style-name="T4">Ring</text:span><text:span text:style-name="T6">文件。</text:span></text:p>
      <text:h text:style-name="P4" text:outline-level="1"><text:span text:style-name="Strong_20_Emphasis"><text:span text:style-name="T4">Ring</text:span></text:span><text:span text:style-name="Strong_20_Emphasis"><text:span text:style-name="T6">数据结构</text:span></text:span></text:h>
      <text:p text:style-name="P10"><text:span text:style-name="T6">　　</text:span><text:span text:style-name="T4">Ring </text:span><text:span text:style-name="T7">的数据结构由三个顶层域</text:span><text:span text:style-name="T6">构成，其中</text:span><text:span text:style-name="T7">：</text:span></text:p>
      <text:list xml:id="list1928344160591434401" text:style-name="L1">
        <text:list-item>
          <text:p text:style-name="P11"><text:span text:style-name="T14">List of Devices</text:span><text:span text:style-name="T15">，</text:span><text:span text:style-name="T6">表示集群中设备的列表；</text:span> </text:p>
        </text:list-item>
        <text:list-item>
          <text:p text:style-name="P11"><text:span text:style-name="T19">Partition Assignment List</text:span><text:span text:style-name="T7">，</text:span><text:span text:style-name="T6">表示</text:span><text:span text:style-name="T10">partition</text:span><text:span text:style-name="T7">到</text:span><text:span text:style-name="T4">device</text:span><text:span text:style-name="T6">的指派；</text:span> </text:p>
        </text:list-item>
        <text:list-item>
          <text:p text:style-name="P8"><text:span text:style-name="T19">Partition Shift Value</text:span><text:span text:style-name="T6">，表示</text:span><text:span text:style-name="T7">计算</text:span><text:span text:style-name="T6">数据</text:span><text:span text:style-name="T10">hash</text:span><text:span text:style-name="T6">的移位量</text:span><text:span text:style-name="T7">。</text:span> </text:p>
        </text:list-item>
      </text:list>
      <text:h text:style-name="P2" text:outline-level="1"><text:span text:style-name="Strong_20_Emphasis"><text:span text:style-name="T16">1.</text:span></text:span><text:span text:style-name="Strong_20_Emphasis"><text:span text:style-name="T14">List of Devices</text:span></text:span></text:h>
      <text:p text:style-name="P13"><text:span text:style-name="T7">　　设备列表在</text:span><text:span text:style-name="T10">Ring</text:span><text:span text:style-name="T6">类内部被称为</text:span><text:span text:style-name="T10">devs</text:span><text:span text:style-name="T6">。在设备列表中的每一项</text:span><text:span text:style-name="T7">是带有以下键的字典：</text:span></text:p>
      <text:p text:style-name="P13"><text:span text:style-name="T7">　　　　　　　　　　　　　　　　　　　　　　                    </text:span><text:span text:style-name="T8">表</text:span><text:span text:style-name="T11">1</text:span><text:span text:style-name="T8">：</text:span><text:span text:style-name="T11">Devs</text:span><text:span text:style-name="T8">键值说明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9">id</text:p>
          </table:table-cell>
          <table:table-cell table:style-name="表格1.A1" office:value-type="string">
            <text:p text:style-name="P19">integer</text:p>
          </table:table-cell>
          <table:table-cell table:style-name="表格1.A1" office:value-type="string">
            <text:p text:style-name="P19">在<text:span text:style-name="T9">device</text:span>列表中的索引</text:p>
          </table:table-cell>
        </table:table-row>
        <table:table-row>
          <table:table-cell table:style-name="表格1.A1" office:value-type="string">
            <text:p text:style-name="P19">zone</text:p>
          </table:table-cell>
          <table:table-cell table:style-name="表格1.A1" office:value-type="string">
            <text:p text:style-name="P19">integer</text:p>
          </table:table-cell>
          <table:table-cell table:style-name="表格1.A1" office:value-type="string">
            <text:p text:style-name="P19">设备所在的zone</text:p>
          </table:table-cell>
        </table:table-row>
        <table:table-row>
          <table:table-cell table:style-name="表格1.A1" office:value-type="string">
            <text:p text:style-name="P19">weight</text:p>
          </table:table-cell>
          <table:table-cell table:style-name="表格1.A1" office:value-type="string">
            <text:p text:style-name="P19">float</text:p>
          </table:table-cell>
          <table:table-cell table:style-name="表格1.A1" office:value-type="string">
            <text:p text:style-name="P19">device与其他device的相对权重。这常常直接与device和其它device的磁盘空间数量的比有关</text:p>
          </table:table-cell>
        </table:table-row>
        <table:table-row>
          <table:table-cell table:style-name="表格1.A1" office:value-type="string">
            <text:p text:style-name="P19">ip</text:p>
          </table:table-cell>
          <table:table-cell table:style-name="表格1.A1" office:value-type="string">
            <text:p text:style-name="P19">string</text:p>
          </table:table-cell>
          <table:table-cell table:style-name="表格1.A1" office:value-type="string">
            <text:p text:style-name="P19">device的服务器<text:span text:style-name="T9">IP</text:span>地址</text:p>
          </table:table-cell>
        </table:table-row>
        <table:table-row>
          <table:table-cell table:style-name="表格1.A1" office:value-type="string">
            <text:p text:style-name="P19">port</text:p>
          </table:table-cell>
          <table:table-cell table:style-name="表格1.A1" office:value-type="string">
            <text:p text:style-name="P19">int</text:p>
          </table:table-cell>
          <table:table-cell table:style-name="表格1.A1" office:value-type="string">
            <text:p text:style-name="P19">服务器进程所使用的<text:span text:style-name="T9">TCP</text:span>端口用来提供该设备的服务请求</text:p>
          </table:table-cell>
        </table:table-row>
        <table:table-row>
          <table:table-cell table:style-name="表格1.A1" office:value-type="string">
            <text:p text:style-name="P19">device</text:p>
          </table:table-cell>
          <table:table-cell table:style-name="表格1.A1" office:value-type="string">
            <text:p text:style-name="P19">string</text:p>
          </table:table-cell>
          <table:table-cell table:style-name="表格1.A1" office:value-type="string">
            <text:p text:style-name="P19"> 服务器上device的磁盘名称。例如：<text:span text:style-name="T9">sdb1</text:span></text:p>
          </table:table-cell>
        </table:table-row>
        <table:table-row>
          <table:table-cell table:style-name="表格1.A1" office:value-type="string">
            <text:p text:style-name="P19">meta</text:p>
          </table:table-cell>
          <table:table-cell table:style-name="表格1.A1" office:value-type="string">
            <text:p text:style-name="P19">string</text:p>
          </table:table-cell>
          <table:table-cell table:style-name="表格1.A1" office:value-type="string">
            <text:p text:style-name="P19">存储设备额外信息的通用字段。该信息并不直接被服务器进程使用，但是在调试时会派上用场。例如，安装的日期和时间和硬件生产商可以存储在这。</text:p>
          </table:table-cell>
        </table:table-row>
      </table:table>
      <text:p text:style-name="P13"> </text:p>
      <text:h text:style-name="P3" text:outline-level="1"><text:span text:style-name="Strong_20_Emphasis"><text:span text:style-name="T16">2.Partition Assignment List</text:span></text:span></text:h>
      <text:p text:style-name="P12"><text:span text:style-name="T17">　　用于存放每个</text:span><text:span text:style-name="T14">replica</text:span><text:span text:style-name="T17">与</text:span><text:span text:style-name="T14">device</text:span><text:span text:style-name="T17">间映射关系。</text:span><text:span text:style-name="T15">在</text:span><text:span text:style-name="T14">Ring</text:span><text:span text:style-name="T17">类内部被称为</text:span><text:span text:style-name="T14">_replica2part2dev_id</text:span><text:span text:style-name="T17">，列表中含有</text:span><text:span text:style-name="T14">replica</text:span><text:span text:style-name="T17">数量</text:span><text:span text:style-name="T14">(3)</text:span><text:span text:style-name="T17">的</text:span><text:span text:style-name="T14">array(</text:span><text:span text:style-name="T16">‘I’)</text:span><text:span text:style-name="T17">，</text:span><text:span text:style-name="T14">array(</text:span><text:span text:style-name="T16">‘I’)</text:span><text:span text:style-name="T17">的长度等于</text:span><text:span text:style-name="T14">ring</text:span><text:span text:style-name="T17">的</text:span><text:span text:style-name="T14">partition</text:span><text:span text:style-name="T17">数量，在</text:span><text:span text:style-name="T14">array(</text:span><text:span text:style-name="T16">‘I’)</text:span><text:span text:style-name="T17">中的每个值为</text:span><text:span text:style-name="Strong_20_Emphasis"><text:span text:style-name="T14">List of Devices</text:span></text:span><text:span text:style-name="T17">中的索引</text:span><text:span text:style-name="T14">id</text:span><text:span text:style-name="T17">。</text:span></text:p>
      <text:h text:style-name="P3" text:outline-level="1"><text:soft-page-break/><text:span text:style-name="Strong_20_Emphasis"><text:span text:style-name="T16">3.Partition Shift Value</text:span></text:span></text:h>
      <text:p text:style-name="P12"><text:span text:style-name="Strong_20_Emphasis"><text:span text:style-name="T17">　　</text:span></text:span><text:span text:style-name="Strong_20_Emphasis"><text:span text:style-name="T16">Partition Shift Value</text:span></text:span><text:span text:style-name="T15">在</text:span><text:span text:style-name="T14">Ring</text:span><text:span text:style-name="T17">类内部称为</text:span><text:span text:style-name="T14">_part_shift</text:span><text:span text:style-name="T17">。该</text:span><text:span text:style-name="T15">值用于转换一个</text:span><text:span text:style-name="T14">MD5</text:span><text:span text:style-name="T16"> hash</text:span><text:span text:style-name="T15">值来计算对于</text:span><text:span text:style-name="T17">该</text:span><text:span text:style-name="T15">哈希值</text:span><text:span text:style-name="T17">的</text:span><text:span text:style-name="T15">数据</text:span><text:span text:style-name="T17">所在的</text:span><text:span text:style-name="T14">partition</text:span><text:span text:style-name="T15">。</text:span><text:span text:style-name="T17">使用</text:span><text:span text:style-name="T14">hash</text:span><text:span text:style-name="T15">值的前</text:span><text:span text:style-name="T14">4</text:span><text:span text:style-name="T17">个字节用于计算。</text:span><text:span text:style-name="T15">例如，为了计算路径</text:span><text:span text:style-name="T14">/account/container/object</text:span><text:span text:style-name="T17">的虚节点，</text:span><text:span text:style-name="T14">Python</text:span><text:span text:style-name="T17">代码如下：</text:span></text:p>
      <text:p text:style-name="P16">partition = unpack_from('&gt;I',md5('/account/container/object').digest())[0] &gt;&gt; self._part_shift</text:p>
      <text:p text:style-name="P12"> </text:p>
      <text:p text:style-name="P10"><text:span text:style-name="T6">　　其中</text:span><text:span text:style-name="T10">&gt;</text:span><text:span text:style-name="T6">表示</text:span><text:span text:style-name="T10">big-endian</text:span><text:span text:style-name="T4"> byte order</text:span><text:span text:style-name="T6">，</text:span><text:span text:style-name="T10">I</text:span><text:span text:style-name="T6">表示长度为</text:span><text:span text:style-name="T10">4 byte unsigned int</text:span></text:p>
      <text:p text:style-name="P12"> </text:p>
      <text:p text:style-name="P12"><text:span text:style-name="Strong_20_Emphasis"><text:span text:style-name="T17">　　举例</text:span></text:span><text:span text:style-name="T17">：我们以</text:span><text:span text:style-name="T14">SAIO</text:span><text:span text:style-name="T17">安装下的</text:span><text:span text:style-name="T14">ring</text:span><text:span text:style-name="T17">文件为例，</text:span><text:span text:style-name="T6">使用</text:span><text:span text:style-name="T10">python</text:span><text:span text:style-name="T6">读取</text:span><text:span text:style-name="T10">/etc/swift/object.ring.gz</text:span><text:span text:style-name="T6">存放的数据，获得的是以</text:span><text:span text:style-name="T10">devs</text:span><text:span text:style-name="T6">、 </text:span><text:span text:style-name="T10">part_shift</text:span><text:span text:style-name="T6">、 </text:span><text:span text:style-name="T10">replica2part2dev_id </text:span><text:span text:style-name="T6">为</text:span><text:span text:style-name="T10">key</text:span><text:span text:style-name="T6">的</text:span><text:span text:style-name="T10">dict</text:span><text:span text:style-name="T6">类数据，其中：</text:span></text:p>
      <text:p text:style-name="P18"><text:span text:style-name="T12"> </text:span><text:span text:style-name="Strong_20_Emphasis"><text:span text:style-name="T16">devs</text:span></text:span><text:span text:style-name="T16">=</text:span></text:p>
      <text:p text:style-name="P16">[{'device': 'sdb1',</text:p>
      <text:p text:style-name="P17">  <text:span text:style-name="T10">'id': 0,</text:span></text:p>
      <text:p text:style-name="P17">  <text:span text:style-name="T10">'ip': '127.0.0.1',</text:span></text:p>
      <text:p text:style-name="P17">  <text:span text:style-name="T10">'meta': '',</text:span></text:p>
      <text:p text:style-name="P17">  <text:span text:style-name="T10">'port': 6010,</text:span></text:p>
      <text:p text:style-name="P17">  <text:span text:style-name="T10">'weight': 1.0,</text:span></text:p>
      <text:p text:style-name="P17">  <text:span text:style-name="T10">'zone': 1},</text:span></text:p>
      <text:p text:style-name="P16">{'device': 'sdb2',</text:p>
      <text:p text:style-name="P17">  <text:span text:style-name="T10">'id': 1,</text:span></text:p>
      <text:p text:style-name="P17">  <text:span text:style-name="T10">'ip': '127.0.0.1',</text:span></text:p>
      <text:p text:style-name="P17">  <text:span text:style-name="T10">'meta': '',</text:span></text:p>
      <text:p text:style-name="P17">  <text:span text:style-name="T10">'port': 6020,</text:span></text:p>
      <text:p text:style-name="P17">  <text:span text:style-name="T10">'weight': 1.0,</text:span></text:p>
      <text:p text:style-name="P17">  <text:span text:style-name="T10">'zone': 2},</text:span></text:p>
      <text:p text:style-name="P16">{'device': 'sdb3',</text:p>
      <text:p text:style-name="P17">  <text:span text:style-name="T10">'id': 2,</text:span></text:p>
      <text:p text:style-name="P17">  <text:span text:style-name="T10">'ip': '127.0.0.1',</text:span></text:p>
      <text:p text:style-name="P17">  <text:span text:style-name="T10">'meta': '',</text:span></text:p>
      <text:p text:style-name="P17">  <text:span text:style-name="T10">'port': 6030,</text:span></text:p>
      <text:p text:style-name="P17">  <text:span text:style-name="T10">'weight': 1.0,</text:span></text:p>
      <text:p text:style-name="P17">  <text:span text:style-name="T10">'zone': 3},</text:span></text:p>
      <text:p text:style-name="P16">{'device': 'sdb4',</text:p>
      <text:p text:style-name="P17">  <text:span text:style-name="T10">'id': 3,</text:span></text:p>
      <text:p text:style-name="P17">  <text:span text:style-name="T10">'ip': '127.0.0.1',</text:span></text:p>
      <text:p text:style-name="P17">  <text:span text:style-name="T10">'meta': '',</text:span></text:p>
      <text:p text:style-name="P17">  <text:span text:style-name="T10">'port': 6040,</text:span></text:p>
      <text:p text:style-name="P17">  <text:span text:style-name="T10">'weight': 1.0,</text:span></text:p>
      <text:p text:style-name="P17">  <text:span text:style-name="T10">'zone': 4}]</text:span></text:p>
      <text:p text:style-name="P18"> </text:p>
      <text:p text:style-name="P18"><text:span text:style-name="Strong_20_Emphasis"><text:span text:style-name="T16">part_shift</text:span></text:span><text:span text:style-name="T16">=4</text:span></text:p>
      <text:p text:style-name="P18"><text:soft-page-break/><text:span text:style-name="Strong_20_Emphasis"><text:span text:style-name="T14">replica2part2dev_id</text:span></text:span><text:span text:style-name="T16">=[array(‘I’,</text:span><text:span text:style-name="T12"> </text:span><text:span text:style-name="T14">[3, 2</text:span><text:span text:style-name="T16">...]) array(‘I’, </text:span><text:span text:style-name="T14">[</text:span><text:span text:style-name="T16">0, 1...]), array(‘I’, </text:span><text:span text:style-name="T14">[</text:span><text:span text:style-name="T16">1</text:span><text:span text:style-name="T14">, </text:span><text:span text:style-name="T16">3...])]</text:span></text:p>
      <text:p text:style-name="P12"> </text:p>
      <text:h text:style-name="P5" text:outline-level="1"><text:span text:style-name="T6">构建</text:span><text:span text:style-name="T4">Ring</text:span><text:span text:style-name="T6">文件</text:span></text:h>
      <text:p text:style-name="P12"> </text:p>
      <text:p text:style-name="P12">　　假设我们配置了一个4个node组成的集群，分别为node0、node1、node2、node3，在这个集群中，我们为4个存储节点配置了2^18个partition，平均每个存储节点分配65536个partition。</text:p>
      <text:p text:style-name="P12">　　需要使用<text:span text:style-name="Strong_20_Emphasis"><text:span text:style-name="Strong_20_Emphasis">swift-ring-bulider</text:span></text:span>命令来构建ring文件，关于swift-ring-builder命令的详细用法，在shell下直接敲该命令即可获得提示。这里只涉及构建新Ring文件的方法，需要用到两个相关选项：</text:p>
      <text:list xml:id="list3698359922935217146" text:style-name="L2">
        <text:list-item>
          <text:p text:style-name="P14">构建相关的builder文件：swift-ring-builder &lt;builder_file&gt; create &lt;part_power&gt; &lt;replicas&gt;&lt;min_part_hours&gt; </text:p>
        </text:list-item>
        <text:list-item>
          <text:p text:style-name="P9">添 加node到builder文件：swift-ring-builder &lt;builder_file&gt; add  z&lt;zone&gt;-&lt;ip&gt;:&lt;port&gt;/&lt;device_name&gt;_&lt;meta&gt; &lt;weight&gt; </text:p>
        </text:list-item>
      </text:list>
      <text:p text:style-name="P12">例如，该集群目前ring的配置如下：</text:p>
      <text:p text:style-name="P15"><text:span text:style-name="Strong_20_Emphasis"><text:span text:style-name="T18">swift-ring-builder account.builder create 18 3 1</text:span></text:span></text:p>
      <text:p text:style-name="P15"><text:span text:style-name="Strong_20_Emphasis"><text:span text:style-name="T18">swift-ring-builder account.builder add z1-192.168.1.50:6002/sdc 100</text:span></text:span></text:p>
      <text:p text:style-name="P15"><text:span text:style-name="Strong_20_Emphasis"><text:span text:style-name="T18">swift-ring-builder account.builder add z2-192.168.1.51:6002/sdc 100</text:span></text:span></text:p>
      <text:p text:style-name="P15"><text:span text:style-name="Strong_20_Emphasis"><text:span text:style-name="T18">swift-ring-builder account.builder add z3-192.168.1.52:6002/sdc 100</text:span></text:span></text:p>
      <text:p text:style-name="P15"><text:span text:style-name="Strong_20_Emphasis"><text:span text:style-name="T18">swift-ring-builder account.builder add z4-192.168.1.54:6002/sdc 100</text:span></text:span></text:p>
      <text:p text:style-name="P15"><text:span text:style-name="Strong_20_Emphasis"><text:span text:style-name="T18">swift-ring-builder account.builder rebalance</text:span></text:span></text:p>
      <text:p text:style-name="P15"> </text:p>
      <text:p text:style-name="P15"><text:span text:style-name="Strong_20_Emphasis"><text:span text:style-name="T18">swift-ring-builder container.builder create 18 3 1</text:span></text:span></text:p>
      <text:p text:style-name="P15"><text:span text:style-name="Strong_20_Emphasis"><text:span text:style-name="T18">swift-ring-builder container.builder add z1-192.168.1.50:6001/sdc 100</text:span></text:span></text:p>
      <text:p text:style-name="P15"><text:span text:style-name="Strong_20_Emphasis"><text:span text:style-name="T18">swift-ring-builder container.builder add z2-192.168.1.51:6001/sdc 100</text:span></text:span></text:p>
      <text:p text:style-name="P15"><text:span text:style-name="Strong_20_Emphasis"><text:span text:style-name="T18">swift-ring-builder container.builder add z3-192.168.1.52:6001/sdc 100</text:span></text:span></text:p>
      <text:p text:style-name="P15"><text:span text:style-name="Strong_20_Emphasis"><text:span text:style-name="T18">swift-ring-builder container.builder add z4-192.168.1.54:6001/sdc 100</text:span></text:span></text:p>
      <text:p text:style-name="P15"><text:span text:style-name="Strong_20_Emphasis"><text:span text:style-name="T18">swift-ring-builder container.builder rebalance</text:span></text:span></text:p>
      <text:p text:style-name="P15"> </text:p>
      <text:p text:style-name="P15"><text:span text:style-name="Strong_20_Emphasis"><text:span text:style-name="T18">swift-ring-builder object.builder create 18 3 1</text:span></text:span></text:p>
      <text:p text:style-name="P15"><text:span text:style-name="Strong_20_Emphasis"><text:span text:style-name="T18">swift-ring-builder object.builder add z1-192.168.1.50:6000/sdc 100</text:span></text:span></text:p>
      <text:p text:style-name="P15"><text:span text:style-name="Strong_20_Emphasis"><text:span text:style-name="T18">swift-ring-builder object.builder add z2-192.168.1.51:6000/sdc 100</text:span></text:span></text:p>
      <text:p text:style-name="P15"><text:span text:style-name="Strong_20_Emphasis"><text:span text:style-name="T18">swift-ring-builder object.builder add z3-192.168.1.52:6000/sdc 100</text:span></text:span></text:p>
      <text:p text:style-name="P15"><text:span text:style-name="Strong_20_Emphasis"><text:span text:style-name="T18">swift-ring-builder object.builder add z4-192.168.1.54:6000/sdc 100</text:span></text:span></text:p>
      <text:p text:style-name="P15"><text:span text:style-name="Strong_20_Emphasis"><text:span text:style-name="T18">swift-ring-builder object.builder rebalance</text:span></text:span></text:p>
      <text:p text:style-name="P7"> </text:p>
      <text:h text:style-name="P3" text:outline-level="1"><text:span text:style-name="Strong_20_Emphasis"><text:span text:style-name="T16">Ring</text:span></text:span><text:span text:style-name="Strong_20_Emphasis"><text:span text:style-name="T17">的</text:span></text:span><text:span text:style-name="Strong_20_Emphasis"><text:span text:style-name="T16">Rebalance</text:span></text:span><text:span text:style-name="Strong_20_Emphasis"><text:span text:style-name="T17">机制</text:span></text:span></text:h>
      <text:p text:style-name="P10"><text:span text:style-name="T6">　　当集群中发生存储节点宕机、新增（删）存储节点、新增（删）</text:span><text:span text:style-name="T10">zone</text:span><text:span text:style-name="T6">等必须改变</text:span><text:span text:style-name="T4">partition</text:span><text:span text:style-name="T6">和</text:span><text:span text:style-name="T10">node</text:span><text:span text:style-name="T6">间的映射关系时，就需要对</text:span><text:span text:style-name="T10">Ring</text:span><text:span text:style-name="T6">文件进行更新，也就是在</text:span><text:span text:style-name="T4">swift</text:span><text:span text:style-name="T6">文档中见到</text:span><text:soft-page-break/><text:span text:style-name="T6">的</text:span><text:span text:style-name="T4">rebalance</text:span><text:span text:style-name="T6">一词。</text:span></text:p>
      <text:p text:style-name="P10"><text:span text:style-name="T6">　　在基于原有的</text:span><text:span text:style-name="T10">Ring</text:span><text:span text:style-name="T7">来</text:span><text:span text:style-name="T6">构造</text:span><text:span text:style-name="T7">新</text:span><text:span text:style-name="T19">Ring</text:span><text:span text:style-name="T7">时，</text:span><text:span text:style-name="T10">swift-ring-builder</text:span><text:span text:style-name="T6">首先要</text:span><text:span text:style-name="T7">重新计算每个设备所需的</text:span><text:span text:style-name="T4">partition</text:span><text:span text:style-name="T7">数量。</text:span><text:span text:style-name="T6">然后</text:span><text:span text:style-name="T7">，将</text:span><text:span text:style-name="T6">需要</text:span><text:span text:style-name="T7">重新分配的</text:span><text:span text:style-name="T4">partition</text:span><text:span text:style-name="T7">收集起来。取消分配</text:span><text:span text:style-name="T6">给</text:span><text:span text:style-name="T7">被移除设备</text:span><text:span text:style-name="T6">上</text:span><text:span text:style-name="T7">的</text:span><text:span text:style-name="T4">partition</text:span><text:span text:style-name="T7">并把这些</text:span><text:span text:style-name="T4">partition</text:span><text:span text:style-name="T7">添加到收集列表。</text:span><text:span text:style-name="T6">从拥有比当前所需的</text:span><text:span text:style-name="T10">partition</text:span><text:span text:style-name="T6">数多的设备上随机地取消分配多出的</text:span><text:span text:style-name="T10">partition</text:span><text:span text:style-name="T6">并添加到收集列表中。</text:span><text:span text:style-name="T7">最后，</text:span><text:span text:style-name="T6">将</text:span><text:span text:style-name="T7">收集列表中的</text:span><text:span text:style-name="T4">partition</text:span><text:span text:style-name="T7">使用与初始化分配</text:span><text:span text:style-name="T6">时</text:span><text:span text:style-name="T7">类似的方法重新分配。</text:span></text:p>
      <text:p text:style-name="P10"><text:span text:style-name="T6">　　在本地执行</text:span><text:span text:style-name="T10">swift-ring-builder</text:span><text:span text:style-name="T6">命令行来生成新的</text:span><text:span text:style-name="T10">ring</text:span><text:span text:style-name="T6">文件，然后把这些文件复制到集群的每个节点的</text:span><text:span text:style-name="T10">/etc/swift</text:span><text:span text:style-name="T6">目录中，所有需要使用</text:span><text:span text:style-name="T10">ring</text:span><text:span text:style-name="T6">的</text:span><text:span text:style-name="T10">server</text:span><text:span text:style-name="T6">进程会每</text:span><text:span text:style-name="T10">15</text:span><text:span text:style-name="T6">秒（默认值）检查一遍</text:span><text:span text:style-name="T10">ring</text:span><text:span text:style-name="T6">文件的修改时间</text:span><text:span text:style-name="T10">mtime</text:span><text:span text:style-name="T6">，如果发现和内存中的不一致，则重新加载</text:span><text:span text:style-name="T10">ring</text:span><text:span text:style-name="T6">文件到内存中去。</text:span></text:p>
      <text:p text:style-name="P12">　　<text:span text:style-name="Strong_20_Emphasis">举例说明</text:span></text:p>
      <text:p text:style-name="P10"><text:span text:style-name="T6">　　现在再增加一台存储节点</text:span><text:span text:style-name="T4">node4</text:span><text:span text:style-name="T6">并作为</text:span><text:span text:style-name="T10">zone5</text:span><text:span text:style-name="T6">，使用相同权重的</text:span><text:span text:style-name="T10">devcie</text:span><text:span text:style-name="T6">。那么每个存储节点上的</text:span><text:span text:style-name="T10">partition</text:span><text:span text:style-name="T6">数是</text:span><text:span text:style-name="T10">52428.8</text:span><text:span text:style-name="T6">。需要从每台存储节点上随机地移除</text:span><text:span text:style-name="T10">13107.2</text:span><text:span text:style-name="T6">个</text:span><text:span text:style-name="T10">partition</text:span><text:span text:style-name="T6">到收集列表，然后再重新分配这些</text:span><text:span text:style-name="T10">parttion</text:span><text:span text:style-name="T6">到</text:span><text:span text:style-name="T10">node4</text:span><text:span text:style-name="T6">上。当有</text:span><text:span text:style-name="T10">partition</text:span><text:span text:style-name="T6">的</text:span><text:span text:style-name="T10">replica</text:span><text:span text:style-name="T6">被重分配时，重分配的时间将被记录。</text:span><text:span text:style-name="T7">在</text:span><text:span text:style-name="T10">RingBuilder</text:span><text:span text:style-name="T6">类内使用</text:span><text:span text:style-name="T10">min_part_hours</text:span><text:span text:style-name="T6">来限制在规定时间内，同一个</text:span><text:span text:style-name="T10">partition</text:span><text:span text:style-name="T6">不会被移动两次。</text:span></text:p>
      <text:p text:style-name="P10"><text:span text:style-name="T7">　　由于收集用来重新分配</text:span><text:span text:style-name="T6">的</text:span><text:span text:style-name="T10">partition</text:span><text:span text:style-name="T6">是基于</text:span><text:span text:style-name="T7">随机</text:span><text:span text:style-name="T6">的</text:span><text:span text:style-name="T7">，</text:span><text:span text:style-name="T4">rebalacne</text:span><text:span text:style-name="T7">进程</text:span><text:span text:style-name="T6">并不能一次就</text:span><text:span text:style-name="T7">可以完美地重平衡</text:span><text:span text:style-name="T4">ring</text:span><text:span text:style-name="T7">。为了达到一个</text:span><text:span text:style-name="T6">较为</text:span><text:span text:style-name="T7">平衡的</text:span><text:span text:style-name="T4">ring</text:span><text:span text:style-name="T7">，</text:span><text:span text:style-name="T4">rebalacne</text:span><text:span text:style-name="T7">进程被重复执行直到接近完美</text:span><text:span text:style-name="T10">(</text:span><text:span text:style-name="T6">小于</text:span><text:span text:style-name="T10">1%</text:span><text:span text:style-name="T6">）或者当</text:span><text:span text:style-name="T4">rebalacne</text:span><text:span text:style-name="T7">的提升达不到最小值</text:span><text:span text:style-name="T10">1%</text:span><text:span text:style-name="T6">。</text:span></text:p>
      <text:p text:style-name="P10"><text:span text:style-name="T6">　　具体的操作如下，首先移除旧的</text:span><text:span text:style-name="T10">ring</text:span><text:span text:style-name="T6">文件：</text:span></text:p>
      <text:p text:style-name="P18"><text:span text:style-name="Strong_20_Emphasis"><text:span text:style-name="T13">rm -f account.builder account.ring.gz backups/account.builder backups/account.ring.gz</text:span></text:span></text:p>
      <text:p text:style-name="P18"><text:span text:style-name="Strong_20_Emphasis"><text:span text:style-name="T13">.......</text:span></text:span></text:p>
      <text:p text:style-name="P12"> </text:p>
      <text:p text:style-name="P10"><text:span text:style-name="T6">　　然后，重新平衡</text:span><text:span text:style-name="T10">ring</text:span><text:span text:style-name="T6">文件：</text:span></text:p>
      <text:p text:style-name="P18"><text:span text:style-name="Strong_20_Emphasis"><text:span text:style-name="T14">swift-ring-builder account.builder create 18 3 1</text:span></text:span></text:p>
      <text:p text:style-name="P18"><text:span text:style-name="Strong_20_Emphasis"><text:span text:style-name="T14">swift-ring-builder account.builder add z1-</text:span></text:span><text:span text:style-name="Strong_20_Emphasis"><text:span text:style-name="T16">192.168.1.</text:span></text:span><text:span text:style-name="Strong_20_Emphasis"><text:span text:style-name="T14">50:6002/sdc 100</text:span></text:span></text:p>
      <text:p text:style-name="P18"><text:span text:style-name="Strong_20_Emphasis"><text:span text:style-name="T14">swift-ring-builder account.builder add z2-</text:span></text:span><text:span text:style-name="Strong_20_Emphasis"><text:span text:style-name="T16">192.168.1.</text:span></text:span><text:span text:style-name="Strong_20_Emphasis"><text:span text:style-name="T14">51:6002/sdc 100</text:span></text:span></text:p>
      <text:p text:style-name="P18"><text:span text:style-name="Strong_20_Emphasis"><text:span text:style-name="T14">swift-ring-builder account.builder add z3-</text:span></text:span><text:span text:style-name="Strong_20_Emphasis"><text:span text:style-name="T16">192.168.1.</text:span></text:span><text:span text:style-name="Strong_20_Emphasis"><text:span text:style-name="T14">52:6002/sdc 100</text:span></text:span></text:p>
      <text:p text:style-name="P18"><text:span text:style-name="Strong_20_Emphasis"><text:span text:style-name="T14">swift-ring-builder account.builder add z4-</text:span></text:span><text:span text:style-name="Strong_20_Emphasis"><text:span text:style-name="T16">192.168.1.</text:span></text:span><text:span text:style-name="Strong_20_Emphasis"><text:span text:style-name="T14">54:6002/sdc 100</text:span></text:span></text:p>
      <text:p text:style-name="P18"><text:span text:style-name="Strong_20_Emphasis"><text:span text:style-name="T20">swift-ring-builder account.builder add z</text:span></text:span><text:span text:style-name="Strong_20_Emphasis"><text:span text:style-name="T21">5</text:span></text:span><text:span text:style-name="Strong_20_Emphasis"><text:span text:style-name="T20">-</text:span></text:span><text:span text:style-name="Strong_20_Emphasis"><text:span text:style-name="T21">192.168.1.53</text:span></text:span><text:span text:style-name="Strong_20_Emphasis"><text:span text:style-name="T20">:6002/sdc 100</text:span></text:span></text:p>
      <text:p text:style-name="P18"><text:span text:style-name="Strong_20_Emphasis"><text:span text:style-name="T14">swift-ring-builder account.builder rebalance</text:span></text:span></text:p>
      <text:p text:style-name="P18"> </text:p>
      <text:p text:style-name="P18"><text:span text:style-name="Strong_20_Emphasis"><text:span text:style-name="T14">swift-ring-builder container.builder create 18 3 1</text:span></text:span></text:p>
      <text:p text:style-name="P18"><text:span text:style-name="Strong_20_Emphasis"><text:span text:style-name="T14">swift-ring-builder container.builder add z1-</text:span></text:span><text:span text:style-name="Strong_20_Emphasis"><text:span text:style-name="T16">192.168.1.</text:span></text:span><text:span text:style-name="Strong_20_Emphasis"><text:span text:style-name="T14">50:6001/sdc 100</text:span></text:span></text:p>
      <text:p text:style-name="P18"><text:span text:style-name="Strong_20_Emphasis"><text:span text:style-name="T14">swift-ring-builder container.builder add z2-</text:span></text:span><text:span text:style-name="Strong_20_Emphasis"><text:span text:style-name="T16">192.168.1.</text:span></text:span><text:span text:style-name="Strong_20_Emphasis"><text:span text:style-name="T14">51:6001/sdc 100</text:span></text:span></text:p>
      <text:p text:style-name="P18"><text:span text:style-name="Strong_20_Emphasis"><text:span text:style-name="T14">swift-ring-builder container.builder add z3-</text:span></text:span><text:span text:style-name="Strong_20_Emphasis"><text:span text:style-name="T16">192.168.1.</text:span></text:span><text:span text:style-name="Strong_20_Emphasis"><text:span text:style-name="T14">52:6001/sdc 100</text:span></text:span></text:p>
      <text:p text:style-name="P18"><text:span text:style-name="Strong_20_Emphasis"><text:span text:style-name="T14">swift-ring-builder container.builder add z4-</text:span></text:span><text:span text:style-name="Strong_20_Emphasis"><text:span text:style-name="T16">192.168.1.</text:span></text:span><text:span text:style-name="Strong_20_Emphasis"><text:span text:style-name="T14">54:6001/sdc 100</text:span></text:span></text:p>
      <text:p text:style-name="P18"><text:span text:style-name="Strong_20_Emphasis"><text:span text:style-name="T20">swift-ring-builder container.builder add z</text:span></text:span><text:span text:style-name="Strong_20_Emphasis"><text:span text:style-name="T21">5</text:span></text:span><text:span text:style-name="Strong_20_Emphasis"><text:span text:style-name="T20">-</text:span></text:span><text:span text:style-name="Strong_20_Emphasis"><text:span text:style-name="T21">192.168.1.</text:span></text:span><text:span text:style-name="Strong_20_Emphasis"><text:span text:style-name="T20">5</text:span></text:span><text:span text:style-name="Strong_20_Emphasis"><text:span text:style-name="T21">3</text:span></text:span><text:span text:style-name="Strong_20_Emphasis"><text:span text:style-name="T20">:6001/sdc 100</text:span></text:span></text:p>
      <text:p text:style-name="P18"><text:span text:style-name="Strong_20_Emphasis"><text:span text:style-name="T14">swift-ring-builder container.builder rebalance</text:span></text:span></text:p>
      <text:p text:style-name="P18"> </text:p>
      <text:p text:style-name="P18"><text:span text:style-name="Strong_20_Emphasis"><text:span text:style-name="T14">swift-ring-builder object.builder create 18 3 1</text:span></text:span></text:p>
      <text:p text:style-name="P18"><text:span text:style-name="Strong_20_Emphasis"><text:span text:style-name="T14">swift-ring-builder object.builder add z1-</text:span></text:span><text:span text:style-name="Strong_20_Emphasis"><text:span text:style-name="T16">192.168.1.</text:span></text:span><text:span text:style-name="Strong_20_Emphasis"><text:span text:style-name="T14">50:6000/sdc 100</text:span></text:span></text:p>
      <text:p text:style-name="P18"><text:span text:style-name="Strong_20_Emphasis"><text:span text:style-name="T14">swift-ring-builder object.builder add z2-</text:span></text:span><text:span text:style-name="Strong_20_Emphasis"><text:span text:style-name="T16">192.168.1.</text:span></text:span><text:span text:style-name="Strong_20_Emphasis"><text:span text:style-name="T14">51:6000/sdc 100</text:span></text:span></text:p>
      <text:p text:style-name="P18"><text:soft-page-break/><text:span text:style-name="Strong_20_Emphasis"><text:span text:style-name="T14">swift-ring-builder object.builder add z3-</text:span></text:span><text:span text:style-name="Strong_20_Emphasis"><text:span text:style-name="T16">192.168.1.</text:span></text:span><text:span text:style-name="Strong_20_Emphasis"><text:span text:style-name="T14">52:6000/sdc 100</text:span></text:span></text:p>
      <text:p text:style-name="P18"><text:span text:style-name="Strong_20_Emphasis"><text:span text:style-name="T14">swift-ring-builder object.builder add z4-</text:span></text:span><text:span text:style-name="Strong_20_Emphasis"><text:span text:style-name="T16">192.168.1.</text:span></text:span><text:span text:style-name="Strong_20_Emphasis"><text:span text:style-name="T14">54:6000/sdc 100</text:span></text:span></text:p>
      <text:p text:style-name="P18"><text:span text:style-name="Strong_20_Emphasis"><text:span text:style-name="T20">swift-ring-builder object.builder add z</text:span></text:span><text:span text:style-name="Strong_20_Emphasis"><text:span text:style-name="T21">5</text:span></text:span><text:span text:style-name="Strong_20_Emphasis"><text:span text:style-name="T20">-</text:span></text:span><text:span text:style-name="Strong_20_Emphasis"><text:span text:style-name="T21">192.168.1.</text:span></text:span><text:span text:style-name="Strong_20_Emphasis"><text:span text:style-name="T20">5</text:span></text:span><text:span text:style-name="Strong_20_Emphasis"><text:span text:style-name="T21">3</text:span></text:span><text:span text:style-name="Strong_20_Emphasis"><text:span text:style-name="T20">:6000/sdc 100</text:span></text:span></text:p>
      <text:p text:style-name="P18"><text:span text:style-name="Strong_20_Emphasis"><text:span text:style-name="T14">swift-ring-builder object.builder rebalance</text:span></text:span></text:p>
      <text:p text:style-name="P12"> </text:p>
      <text:p text:style-name="P10"><text:span text:style-name="T6">　　最后，复制</text:span><text:span text:style-name="T10">account.ring.gz</text:span><text:span text:style-name="T6">、</text:span><text:span text:style-name="T10">container.ring.gz</text:span><text:span text:style-name="T6">、</text:span><text:span text:style-name="T10">object.ring.gz</text:span><text:span text:style-name="T6">到集群的各节点的</text:span><text:span text:style-name="T10">/etc/swift</text:span><text:span text:style-name="T6">目录下。这样我们就完成了</text:span><text:span text:style-name="T4">Ring</text:span><text:span text:style-name="T6">的重平衡</text:span><text:span text:style-name="T4">(rebalance)</text:span><text:span text:style-name="T6">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, 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文泉驿正黑" style:font-size-asian="24pt" style:font-weight-asian="bold" style:font-name-complex="Lohit Devanagar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7-29T11:38:09</meta:creation-date>
    <dc:date>2013-07-29T11:38:54</dc:date>
    <dc:creator>luyuzhe </dc:creator>
    <meta:editing-duration>PT24S</meta:editing-duration>
    <meta:editing-cycles>2</meta:editing-cycles>
    <meta:generator>LibreOffice/4.0.4.2$Linux_x86 LibreOffice_project/9e9821abd0ffdbc09cd8c52eaa574fa09eb08f2</meta:generator>
    <meta:document-statistic meta:table-count="1" meta:image-count="0" meta:object-count="0" meta:page-count="5" meta:paragraph-count="139" meta:word-count="1680" meta:character-count="5786" meta:non-whitespace-character-count="5411"/>
  </office:meta>
</office:document-meta>
</file>